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20"/>SNU developer log day 420</text:h>
      <text:p text:style-name="P1">I had a much smaller work day today. I woke up later, and I didn't have as much time. I also need a day to recover from yesterday. Today, most changes were done to documentation, and only 1 new thing was added, which was a new idea for a mode I came up with this morning. I should be making more updates again tomorrow other than documentation.</text:p>
      <text:p text:style-name="P1">I was also a little tired while working today. The version history page has received a major update today, with a fully functional 600 snapshot section, and starter support for SNU 3.07 and 3.08, so that it is prepared. Not too much was done today, I really hope to improve this tomorrow. it was still a decent update day.</text:p>
      <text:p text:style-name="P1">I have also made a decision on document downloads, and starting tomorrow, I will offer a zip download of the 8 formats of update log and developer log entries. It will take time to stretch this to older releases, I still haven't found the time to start doing entries before February 29th 2020. They will be in a new directory by the name of ZIP8</text:p>
      <text:p text:style-name="Text_20_body"><text:span text:style-name="T1">Sean Patrick Myrick on March 25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6:53:32.776000000</meta:creation-date>
    <dc:date>2020-03-26T16:53:55.570000000</dc:date>
    <meta:editing-duration>PT24S</meta:editing-duration>
    <meta:editing-cycles>1</meta:editing-cycles>
    <meta:document-statistic meta:table-count="0" meta:image-count="0" meta:object-count="0" meta:page-count="1" meta:paragraph-count="5" meta:word-count="203" meta:character-count="1074" meta:non-whitespace-character-count="876"/>
    <meta:generator>LibreOffice/6.1.2.1$Windows_X86_64 LibreOffice_project/65905a128db06ba48db947242809d14d3f9a93fe</meta:generator>
  </office:meta>
</office:document-meta>
</file>